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fo:color="#333333" fo:font-weight="normal" fo:background-color="#ffffff" style:font-weight-asian="normal" style:font-name-complex="Calibri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38704009631222568" text:style-name="WWNum1">
        <text:list-item>
          <text:p text:style-name="P2">Old business</text:p>
          <text:list>
            <text:list-item>
              <text:p text:style-name="P1">Website</text:p>
            </text:list-item>
            <text:list-item>
              <text:p text:style-name="P1">Botcave</text:p>
              <text:list>
                <text:list-item>
                  <text:p text:style-name="P1">General plan required – Shawn and Yannick</text:p>
                </text:list-item>
                <text:list-item>
                  <text:p text:style-name="P1">Actually activity to be performed on Team Building Weekend.</text:p>
                </text:list-item>
              </text:list>
            </text:list-item>
            <text:list-item>
              <text:p text:style-name="P1">Second floor alcove</text:p>
              <text:list>
                <text:list-item>
                  <text:p text:style-name="P1">Same as above</text:p>
                </text:list-item>
              </text:list>
            </text:list-item>
            <text:list-item>
              <text:p text:style-name="P1">Business plan</text:p>
              <text:list>
                <text:list-item>
                  <text:p text:style-name="P1">Nick and Eric</text:p>
                </text:list-item>
                <text:list-item>
                  <text:p text:style-name="P1">Date TBD (Monday?).</text:p>
                </text:list-item>
              </text:list>
            </text:list-item>
            <text:list-item>
              <text:p text:style-name="P1">Marissa STILL rocks!</text:p>
            </text:list-item>
            <text:list-item>
              <text:p text:style-name="P1">Mr. Carrie <text:span text:style-name="T1">Thursday, February 16, 2012 at NOON Eastern.</text:span></text:p>
            </text:list-item>
            <text:list-item>
              <text:p text:style-name="P1">Team building weekend</text:p>
              <text:list>
                <text:list-item>
                  <text:p text:style-name="P1">30<text:span text:style-name="T3">th</text:span> of Oct and the 1<text:span text:style-name="T3">st </text:span>Nov?</text:p>
                </text:list-item>
              </text:list>
            </text:list-item>
            <text:list-item>
              <text:p text:style-name="P1">Meetings moved to every Thursday!</text:p>
            </text:list-item>
          </text:list>
        </text:list-item>
        <text:list-item>
          <text:p text:style-name="P1">Current business</text:p>
          <text:list>
            <text:list-item>
              <text:p text:style-name="P1">Safety animation</text:p>
              <text:list>
                <text:list-item>
                  <text:p text:style-name="P1">Renee</text:p>
                  <text:list>
                    <text:list-item>
                      <text:p text:style-name="P1">Wants to do a stop motion video</text:p>
                    </text:list-item>
                  </text:list>
                </text:list-item>
              </text:list>
            </text:list-item>
            <text:list-item>
              <text:p text:style-name="P1">We need to plan for the team building weekend.</text:p>
            </text:list-item>
            <text:list-item>
              <text:p text:style-name="P1">Mr. McDonough is a benevolent di<text:bookmark text:name="_GoBack"/>ctato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</meta:initial-creator>
    <dc:creator>Jack</dc:creator>
    <meta:editing-cycles>1</meta:editing-cycles>
    <meta:creation-date>2012-11-08T18:49:00</meta:creation-date>
    <dc:date>2012-11-08T19:14:00</dc:date>
    <meta:editing-duration>PT25S</meta:editing-duration>
    <meta:generator>LibreOffice/4.1.2.3$Linux_X86_64 LibreOffice_project/410m0$Build-3</meta:generator>
    <meta:document-statistic meta:table-count="0" meta:image-count="0" meta:object-count="0" meta:page-count="1" meta:paragraph-count="21" meta:word-count="108" meta:character-count="546" meta:non-whitespace-character-count="4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